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c3b" draw:textarea-horizontal-align="justify" draw:textarea-vertical-align="middle" draw:auto-grow-height="false" fo:min-height="0.783cm" fo:min-width="3.708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6" style:family="graphic" style:parent-style-name="standard">
      <style:graphic-properties draw:fill-color="#7477b8" draw:textarea-horizontal-align="justify" draw:textarea-vertical-align="middle" draw:auto-grow-height="false" fo:min-height="7.399cm" fo:min-width="5.1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ba131a" draw:textarea-horizontal-align="justify" draw:textarea-vertical-align="middle" draw:auto-grow-height="false" fo:min-height="0.639cm" fo:min-width="2.294cm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2.294cm"/>
    </style:style>
    <style:style style:name="gr10" style:family="graphic" style:parent-style-name="standard">
      <style:graphic-properties draw:fill-color="#7da7d8" draw:textarea-horizontal-align="justify" draw:textarea-vertical-align="middle" draw:auto-grow-height="false" fo:min-height="1.008cm" fo:min-width="0.758cm"/>
    </style:style>
    <style:style style:name="gr11" style:family="graphic" style:parent-style-name="standard">
      <style:graphic-properties draw:fill-color="#ba131a" draw:textarea-horizontal-align="justify" draw:textarea-vertical-align="middle" draw:auto-grow-height="false" fo:min-height="1.008cm" fo:min-width="0.758cm"/>
    </style:style>
    <style:style style:name="gr12" style:family="graphic" style:parent-style-name="standard">
      <style:graphic-properties draw:fill-color="#7477b8" draw:textarea-horizontal-align="justify" draw:textarea-vertical-align="middle" draw:auto-grow-height="false" fo:min-height="6.85cm" fo:min-width="4.314cm"/>
    </style:style>
    <style:style style:name="gr1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14cm" fo:min-width="0.114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P1" style:family="paragraph">
      <loext:graphic-properties draw:fill-color="#006c3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da7d8"/>
      <style:paragraph-properties fo:text-align="center"/>
      <style:text-properties style:font-name="Times New Roman"/>
    </style:style>
    <style:style style:name="P5" style:family="paragraph">
      <loext:graphic-properties draw:fill-color="#ba131a"/>
      <style:paragraph-properties fo:text-align="center"/>
      <style:text-properties style:font-name="Times New Roman"/>
    </style:style>
    <style:style style:name="P6" style:family="paragraph">
      <style:paragraph-properties fo:text-align="center"/>
      <style:text-properties style:font-name="Times New Roman"/>
    </style:style>
    <style:style style:name="P7" style:family="paragraph">
      <loext:graphic-properties draw:fill-color="#7477b8"/>
      <style:paragraph-properties fo:text-align="center"/>
    </style:style>
    <style:style style:name="P8" style:family="paragraph">
      <style:paragraph-properties fo:text-align="center"/>
      <style:text-properties fo:color="#000000"/>
    </style:style>
    <style:style style:name="P9" style:family="paragraph">
      <loext:graphic-properties draw:fill-color="#ba131a"/>
      <style:paragraph-properties fo:text-align="center"/>
      <style:text-properties fo:color="#000000" style:font-name="Times New Roman"/>
    </style:style>
    <style:style style:name="P10" style:family="paragraph">
      <loext:graphic-properties draw:fill-color="#ba131a"/>
      <style:paragraph-properties fo:text-align="center"/>
      <style:text-properties fo:color="#ed1c24" style:font-name="Times New Roman"/>
    </style:style>
    <style:style style:name="P11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Times New Roman"/>
    </style:style>
    <style:style style:name="T2" style:family="text">
      <style:text-properties fo:color="#000000" style:font-name="Times New Roman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143cm" svg:x="1.763cm" svg:y="14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928cm" svg:y1="1.382cm" svg:x2="3.922cm" svg:y2="17.764cm">
          <text:p/>
        </draw:line>
        <draw:custom-shape draw:style-name="gr3" draw:text-style-name="P4" draw:layer="layout" svg:width="3.937cm" svg:height="0.762cm" svg:x="1.991cm" svg:y="1.777cm">
          <text:p text:style-name="P3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2.879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4.079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6.2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7.4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89cm" svg:y="5.153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72cm" svg:y="16.484cm">
          <text:p text:style-name="P3"><text:span text:style-name="T1">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6.223cm" svg:height="8.255cm" svg:x="6.978cm" svg:y="4.9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8.555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6.2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7.4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9.6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10.8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11.956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9.6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10.8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13.0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14.2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9cm" svg:y="15.457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13.083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14.283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7.712cm" svg:y1="5.734cm" svg:x2="7.712cm" svg:y2="12.186cm">
          <text:p/>
        </draw:line>
        <draw:line draw:style-name="gr7" draw:text-style-name="P2" draw:layer="layout" svg:x1="7.586cm" svg:y1="8.782cm" svg:x2="12.411cm" svg:y2="6.242cm">
          <text:p/>
        </draw:line>
        <draw:line draw:style-name="gr7" draw:text-style-name="P2" draw:layer="layout" svg:x1="12.412cm" svg:y1="5.734cm" svg:x2="12.412cm" svg:y2="12.186cm">
          <text:p/>
        </draw:line>
        <draw:line draw:style-name="gr7" draw:text-style-name="P2" draw:layer="layout" svg:x1="7.712cm" svg:y1="9.417cm" svg:x2="12.411cm" svg:y2="11.703cm">
          <text:p/>
        </draw:line>
        <draw:line draw:style-name="gr7" draw:text-style-name="P2" draw:layer="layout" svg:x1="7.712cm" svg:y1="12.211cm" svg:x2="12.411cm" svg:y2="12.211cm">
          <text:p/>
        </draw:line>
        <draw:line draw:style-name="gr7" draw:text-style-name="P2" draw:layer="layout" svg:x1="9.998cm" svg:y1="12.211cm" svg:x2="9.998cm" svg:y2="13.735cm">
          <text:p/>
        </draw:line>
        <draw:line draw:style-name="gr7" draw:text-style-name="P2" draw:layer="layout" svg:x1="7.712cm" svg:y1="5.734cm" svg:x2="12.386cm" svg:y2="5.734cm">
          <text:p/>
        </draw:line>
        <draw:line draw:style-name="gr7" draw:text-style-name="P2" draw:layer="layout" svg:x1="9.998cm" svg:y1="4.718cm" svg:x2="9.998cm" svg:y2="5.735cm">
          <text:p/>
        </draw:line>
        <draw:custom-shape draw:style-name="gr8" draw:text-style-name="P9" draw:layer="layout" svg:width="2.794cm" svg:height="0.889cm" svg:x="8.655cm" svg:y="5.353cm">
          <text:p text:style-name="P8"><text:span text:style-name="T2">spli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794cm" svg:height="0.889cm" svg:x="8.655cm" svg:y="11.753cm">
          <text:p text:style-name="P3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778cm" svg:height="1.778cm" svg:x="9.136cm" svg:y="6.696cm">
          <text:p text:style-name="P3"><text:span text:style-name="T1">M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.778cm" svg:height="1.778cm" svg:x="9.236cm" svg:y="9.571cm">
          <text:p text:style-name="P3"><text:span text:style-name="T1">M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5.334cm" svg:height="7.62cm" svg:x="14.267cm" svg:y="5.2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6.907cm" svg:y1="4.718cm" svg:x2="16.934cm" svg:y2="13.354cm">
          <text:p/>
        </draw:line>
        <draw:custom-shape draw:style-name="gr1" draw:text-style-name="P1" draw:layer="layout" svg:width="4.318cm" svg:height="1.143cm" svg:x="14.716cm" svg:y="5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4.902cm" svg:y="5.861cm">
          <text:p text:style-name="P3"><text:span text:style-name="T1">i-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4.902cm" svg:y="7.004cm">
          <text:p text:style-name="P3"><text:span text:style-name="T1">i-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4.902cm" svg:y="8.147cm">
          <text:p text:style-name="P3"><text:span text:style-name="T1">i-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4.902cm" svg:y="9.262cm">
          <text:p text:style-name="P3"><text:span text:style-name="T1">i-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4.902cm" svg:y="10.405cm">
          <text:p text:style-name="P3"><text:span text:style-name="T1">i-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4.902cm" svg:y="11.548cm">
          <text:p text:style-name="P3"><text:span text:style-name="T1">i-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0.914cm" svg:height="0.986cm" svg:x="7.234cm" svg:y="8.247cm">
          <text:p text:style-name="P3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508cm" svg:height="0.508cm" svg:x="12.135cm" svg:y="11.426cm">
          <text:p text:style-name="P3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914cm" svg:height="0.986cm" svg:x="11.904cm" svg:y="10.971cm">
          <text:p text:style-name="P3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06:04:01.078438427</meta:creation-date>
    <dc:date>2019-05-04T16:27:29.313498443</dc:date>
    <meta:editing-duration>PT1H16M16S</meta:editing-duration>
    <meta:editing-cycles>3</meta:editing-cycles>
    <meta:generator>LibreOffice/6.0.7.3$Linux_X86_64 LibreOffice_project/00m0$Build-3</meta:generator>
    <meta:document-statistic meta:object-count="47"/>
  </office:meta>
</office:document-meta>
</file>